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1in"/>
    </style:style>
    <style:style style:name="co2" style:family="table-column">
      <style:table-column-properties fo:break-before="auto" style:column-width="2.8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53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zh" style:country-asian="CN" style:font-style-asian="normal" style:font-weight-asian="normal" style:font-name-complex="Arial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12pt" style:letter-kerning="true" style:language-complex="en" style:country-complex="US" style:font-name-asian="F" style:font-name-complex="Arial1" style:font-size-complex="12pt"/>
    </style:style>
    <style:style style:name="T2" style:family="text">
      <style:text-properties style:letter-kerning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خطبئہ مولا عباس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<text:span text:style-name="T1">سبھی حمد و ثناء اسکی کہ جو ہے خالق اکبر</text:span></text:p>
            <text:p><text:span text:style-name="T1">زچہ خانہ میرے بابا کا بن جاتا ہے جس کا گھر</text:span></text:p>
            <text:p><text:span text:style-name="T1">یہ اینٹوں کا مکاں کعبہ بنا جب آگئے حیدر</text:span></text:p>
            <text:p><text:span text:style-name="T1">صدف کی قدر و قیمت کچھ نہیں ہوتی بے گوہر</text:span></text:p>
            <text:p><text:span text:style-name="T1"/></text:p>
            <text:p><text:span text:style-name="T1">یہ قبلہ گاہ عالم اصل میں تطہیر کا گھر ہے</text:span></text:p>
            <text:p><text:span text:style-name="T1">وراثت ہے میرے اجداد کی شبیر کا گھر ہے</text:span></text:p>
          </table:table-cell>
          <table:table-cell office:value-type="string" calcext:value-type="string">
            <text:p><text:span text:style-name="T2">کہیں حرمت خدا کے گھر کی نہ پامال ہوجائے</text:span></text:p>
            <text:p><text:span text:style-name="T2">تبھی فرزندِ کعبہ حج کو عمرے سے بدل آئے</text:span></text:p>
            <text:p><text:span text:style-name="T2">حسین ابن علی سے طالب بیعت جو در آئے</text:span></text:p>
            <text:p><text:span text:style-name="T2">علی کا شیر بپھرا غیض سے ماتھے پہ بل آئے</text:span></text:p>
            <text:p><text:span text:style-name="T2"/></text:p>
            <text:p><text:span text:style-name="T2">سر بیت خدا قمر بنی ہاشم نظر آیا</text:span></text:p>
            <text:p><text:span text:style-name="T2">غضب سے حضرت عباس نے لوگوں سے فرمایا</text:span></text:p>
          </table:table-cell>
        </table:table-row>
        <table:table-row table:style-name="ro2">
          <table:table-cell office:value-type="string" calcext:value-type="string">
            <text:p><text:span text:style-name="T1">اگر مرضی حق منشاء میرے مولا کی نہ ہوتی</text:span></text:p>
            <text:p><text:span text:style-name="T1">عقاب ہاشمی بن کر کروں پرواز میں ایسی</text:span></text:p>
            <text:p><text:span text:style-name="T1">پرندے جتنے اڑتے ہیں ہواؤں میں یہ بیعت کی</text:span></text:p>
            <text:p><text:span text:style-name="T1">گریں کٹ کٹ کے ریتی پر بچے نہ کوئی بھی باقی</text:span></text:p>
            <text:p><text:span text:style-name="T1"/></text:p>
            <text:p><text:span text:style-name="T1">حسین ابن علی کے واسطے سر کو کٹا دونگا</text:span></text:p>
            <text:p><text:span text:style-name="T1">جو اٹھی آنکھ آقا کی طرف تو نوچ ڈالونگا</text:span></text:p>
          </table:table-cell>
          <table:table-cell office:value-type="string" calcext:value-type="string">
            <text:p><text:span text:style-name="T2">ارے او کافروں روکا ہے جن کا راستہ تم نے</text:span></text:p>
            <text:p><text:span text:style-name="T2">ہیں انکی قربتیں نزدیک تر اللہ کے گھر سے</text:span></text:p>
            <text:p><text:span text:style-name="T2">اگر معبود کی مرضی نہیں ہوتی تو خود بڑھ کے</text:span></text:p>
            <text:p><text:span text:style-name="T2">یہ ہجر اسود کعبہ میرے مولا کے لے بوسے</text:span></text:p>
            <text:p><text:span text:style-name="T2"/></text:p>
            <text:p><text:span text:style-name="T2">جو فرزندِ نبی کے حکم کا پہرہ نہیں ہوتا</text:span></text:p>
            <text:p><text:span text:style-name="T2">یہ کعبہ اک گھڑی اپنی جگہ ٹہرا نہیں ہوتا</text:span></text:p>
          </table:table-cell>
        </table:table-row>
        <table:table-row table:style-name="ro2">
          <table:table-cell office:value-type="string" calcext:value-type="string">
            <text:p><text:span text:style-name="T1">کہاں وہ بد نصب فاسق شرابی غاصب و مکار</text:span></text:p>
            <text:p><text:span text:style-name="T1">کہاں عالی نصب اور چشمہء کوثر کا یہ سردار</text:span></text:p>
            <text:p><text:span text:style-name="T1">ذرا سوچو کہ کس کا گھررہا بدکار و بد کردار</text:span></text:p>
            <text:p><text:span text:style-name="T1">اتارا کس کے گھر اللہ نے قرآن سا شاہکار</text:span></text:p>
            <text:p><text:span text:style-name="T1"/></text:p>
            <text:p><text:span text:style-name="T1">برائی کا سراپا وہ یہ سچائی کا پیکر ہے</text:span></text:p>
            <text:p><text:span text:style-name="T1">وہ ابن معاویہ ٹہرا یہ طاہر ابن حیدر ہے</text:span></text:p>
          </table:table-cell>
          <table:table-cell office:value-type="string" calcext:value-type="string">
            <text:p>ارے او بزدلوں تم موت سے كس کو ڈراتے ہو</text:p>
            <text:p>ہمیں تیغ و سناں تیر و کماں کیوں کر دکھاتے ہو</text:p>
            <text:p>بنی ہاشم کی جراءت اور شجاعت آزماتے ہو</text:p>
            <text:p>علی کے شیر کو للکار کر غیرت دلاتے ہو</text:p>
            <text:p/>
            <text:p>سجا رکھتے ہیں ہر پل موت کو ہم اپنی راہوں میں</text:p>
            <text:p>ہمارے گھر کے بچے کھیلتے ہیں اسکی باہوں میں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<text:span text:style-name="T1">چلی رسمِ جہالت پھر قریشی ہم صفت تم سے</text:span></text:p>
            <text:p><text:span text:style-name="T1">وہ پیاسے مصطفیٰ کے خون کے تھے تم نواسے کے</text:span></text:p>
            <text:p><text:span text:style-name="T1">نہ کر پائے جفا عہد علی میں اشقیاء جیسے</text:span></text:p>
            <text:p><text:span text:style-name="T1">ہے زندہ جب تلک عباس تم کچھ کر نہ پاؤگے</text:span></text:p>
            <text:p><text:span text:style-name="T1"/></text:p>
            <text:p><text:span text:style-name="T1">کوئی حاصل نہیں منصوبہ باطل اہل شر</text:span></text:p>
            <text:p><text:span text:style-name="T1">خدا کا غیض تم پر اور تمہاری ساری نسلوں پر</text:span></text:p>
          </table:table-cell>
          <table:covered-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2:09:03.070354100</meta:creation-date>
    <dc:date>2026-01-21T12:13:39.180477700</dc:date>
    <meta:editing-duration>PT4M37S</meta:editing-duration>
    <meta:editing-cycles>1</meta:editing-cycles>
    <meta:document-statistic meta:table-count="1" meta:cell-count="8" meta:object-count="0"/>
    <meta:generator>LibreOffice/25.8.4.2$Windows_X86_64 LibreOffice_project/290daaa01b999472f0c7a3890eb6a550fd74c6df</meta:generator>
  </office:meta>
</office:document-meta>
</file>